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fo:color="#365f91"/>
    </style:style>
    <style:style style:name="T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6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7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22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23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40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41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4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62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63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64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6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7" style:family="text">
      <style:text-properties fo:font-size="13.00pt" fo:font-weight="bold" fo:font-family="Calibri" style:font-family-asian="Calibri" style:font-family-complex="Calibri" fo:background-color="transparent" fo:color="#4f81bd"/>
    </style:style>
    <style:style style:name="T8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15.00%" fo:text-align="left" fo:margin-top="24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>
        <style:tab-stops>
          <style:tab-stop style:position="0.00pt"/>
        </style:tab-stops>
      </style:paragraph-properties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top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>
        <style:tab-stops>
          <style:tab-stop style:position="0.0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top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>
        <style:tab-stops>
          <style:tab-stop style:position="0.00pt"/>
        </style:tab-stops>
      </style:paragraph-properties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top="10.00pt"/>
    </style:style>
    <style:style style:name="P16" style:family="paragraph">
      <style:paragraph-properties fo:line-height="115.00%" fo:text-align="left" fo:margin-bottom="10.00p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10.00pt">
        <style:tab-stops>
          <style:tab-stop style:position="0.00pt"/>
        </style:tab-stops>
      </style:paragraph-properties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top="10.00pt"/>
    </style:style>
    <style:style style:name="P2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latório Completo do Projeto ONG Exemplo</text:span></text:p>
      <text:p text:style-name="P2"><text:span text:style-name="T2"/></text:p>
      <text:p text:style-name="P2"><text:span text:style-name="T2">nome: Cristian Jamachi Balboa</text:span></text:p>
      <text:p text:style-name="P2"><text:span text:style-name="T2">Link do github:<text:s/></text:span><text:a xlink:href="https://github.com/1crist/meu-projeto-ong-4.git"><text:span text:style-name="T3">https://github.com/1crist/meu-projeto-ong-4.git</text:span></text:a><text:span text:style-name="T4"/></text:p>
      <text:p text:style-name="P3"><text:span text:style-name="T5">Etapa 1<text:s/></text:span><text:span text:style-name="T6">–</text:span><text:span text:style-name="T7"><text:s/>Estrutura HTML5</text:span></text:p>
      <text:p text:style-name="P4"><text:span text:style-name="T8">Objetivo: Criar a base estrutural do projeto utilizando HTML5 semântico.</text:span></text:p>
      <text:p text:style-name="P4"><text:span text:style-name="T8">O que foi feito:</text:span></text:p>
      <text:list text:style-name="L5">
        <text:list-item>
          <text:p text:style-name="P5"><text:span text:style-name="T9">•</text:span><text:span text:style-name="T10"><text:s/>Criadas 3 p</text:span><text:span text:style-name="T11">áginas principais: index.html, projetos.html e cadastro.html.</text:span></text:p>
        </text:list-item>
        <text:list-item>
          <text:p text:style-name="P5"><text:span text:style-name="T12">•</text:span><text:span text:style-name="T13"><text:s/>Implementa</text:span><text:span text:style-name="T14">ção de estrutura semântica com &lt;header&gt;, &lt;main&gt;, &lt;section&gt;, &lt;article&gt; e &lt;footer&gt;.</text:span></text:p>
        </text:list-item>
        <text:list-item>
          <text:p text:style-name="P5"><text:span text:style-name="T15">•</text:span><text:span text:style-name="T16"><text:s/>Inclus</text:span><text:span text:style-name="T17">ão de formulários, imagens e links internos.</text:span></text:p>
        </text:list-item>
        <text:list-item>
          <text:p text:style-name="P5"><text:span text:style-name="T18">•</text:span><text:span text:style-name="T19"><text:s/>P</text:span><text:span text:style-name="T20">áginas acessíveis com alt para imagens e navegação clara.</text:span></text:p>
        </text:list-item>
      </text:list>
      <text:p text:style-name="P6"><text:span text:style-name="T20">---</text:span></text:p>
      <text:p text:style-name="P7"><text:span text:style-name="T21">Etapa 2<text:s/></text:span><text:span text:style-name="T22">–</text:span><text:span text:style-name="T23"><text:s/>CSS3 e Design Responsivo</text:span></text:p>
      <text:p text:style-name="P8"><text:span text:style-name="T24">Objetivo: Transformar a estrutura HTML em uma interface visual profissional.</text:span></text:p>
      <text:p text:style-name="P8"><text:span text:style-name="T24">O que foi feito:</text:span></text:p>
      <text:list text:style-name="L9">
        <text:list-item>
          <text:p text:style-name="P9"><text:span text:style-name="T25">•</text:span><text:span text:style-name="T26"><text:s/>Cria</text:span><text:span text:style-name="T27">ção de style.css com design consistente usando variáveis CSS.</text:span></text:p>
        </text:list-item>
        <text:list-item>
          <text:p text:style-name="P9"><text:span text:style-name="T28">•</text:span><text:span text:style-name="T29"><text:s/>Implementa</text:span><text:span text:style-name="T30">ção de grid e flexbox para layout responsivo.</text:span></text:p>
        </text:list-item>
        <text:list-item>
          <text:p text:style-name="P9"><text:span text:style-name="T31">•</text:span><text:span text:style-name="T32"><text:s/>Estiliza</text:span><text:span text:style-name="T33">ção de formulários, botões e imagens.</text:span></text:p>
        </text:list-item>
        <text:list-item>
          <text:p text:style-name="P9"><text:span text:style-name="T34">•</text:span><text:span text:style-name="T35"><text:s/>Responsividade para telas pequenas e grandes.</text:span></text:p>
        </text:list-item>
        <text:list-item>
          <text:p text:style-name="P9"><text:span text:style-name="T36">•</text:span><text:span text:style-name="T37"><text:s/>Uso de cores, bordas, sombras e espa</text:span><text:span text:style-name="T38">çamento para melhor experiência do usuário.</text:span></text:p>
        </text:list-item>
      </text:list>
      <text:p text:style-name="P10"><text:span text:style-name="T38">---</text:span></text:p>
      <text:p text:style-name="P11"><text:span text:style-name="T39">Etapa 3<text:s/></text:span><text:span text:style-name="T40">–</text:span><text:span text:style-name="T41"><text:s/>JavaScript Modular e SPA</text:span></text:p>
      <text:p text:style-name="P12"><text:span text:style-name="T42">Objetivo: Adicionar interatividade e validar dados, transformando o projeto em SPA.</text:span></text:p>
      <text:p text:style-name="P12"><text:span text:style-name="T42">O que foi feito:</text:span></text:p>
      <text:list text:style-name="L13">
        <text:list-item>
          <text:p text:style-name="P13"><text:span text:style-name="T43">•</text:span><text:span text:style-name="T44"><text:s/>Implementa</text:span><text:span text:style-name="T45">ção de SPA básica usando JS modular com templates para cada página.</text:span></text:p>
        </text:list-item>
        <text:list-item>
          <text:p text:style-name="P13"><text:span text:style-name="T46">•</text:span><text:span text:style-name="T47"><text:s/>Cria</text:span><text:span text:style-name="T48">ção de arquivos JS separados para home.js, projetos.js e cadastro.js.</text:span></text:p>
        </text:list-item>
        <text:list-item>
          <text:p text:style-name="P13"><text:span text:style-name="T49">•</text:span><text:span text:style-name="T50"><text:s/>Valida</text:span><text:span text:style-name="T51">ção de formulários com CPF (módulo 11), máscara de entrada de CPF e telefone.</text:span></text:p>
        </text:list-item>
        <text:list-item>
          <text:p text:style-name="P13"><text:span text:style-name="T52">•</text:span><text:span text:style-name="T53"><text:s/>Alertas de erro em tempo real e feedback positivo ao usu</text:span><text:span text:style-name="T54">ário.</text:span></text:p>
        </text:list-item>
        <text:list-item>
          <text:p text:style-name="P13"><text:span text:style-name="T55">•</text:span><text:span text:style-name="T56"><text:s/>Atualiza</text:span><text:span text:style-name="T57">ção automática do ano no rodapé.</text:span></text:p>
        </text:list-item>
        <text:list-item>
          <text:p text:style-name="P13"><text:span text:style-name="T58">•</text:span><text:span text:style-name="T59"><text:s/>Estrutura organizada de arquivos JS, incluindo utilit</text:span><text:span text:style-name="T60">ários (mask.js, cpfValidator.js).</text:span></text:p>
        </text:list-item>
      </text:list>
      <text:p text:style-name="P14"><text:span text:style-name="T60">---</text:span></text:p>
      <text:p text:style-name="P15"><text:span text:style-name="T61">Etapa 4<text:s/></text:span><text:span text:style-name="T62">–</text:span><text:span text:style-name="T63"><text:s/>Versionamento, Acessibilidade e Otimiza</text:span><text:span text:style-name="T64">ção</text:span></text:p>
      <text:p text:style-name="P16"><text:span text:style-name="T65">Objetivo: Consolidar o projeto com práticas profissionais.</text:span></text:p>
      <text:p text:style-name="P16"><text:span text:style-name="T65">O que foi feito:</text:span></text:p>
      <text:list text:style-name="L17">
        <text:list-item>
          <text:p text:style-name="P17"><text:span text:style-name="T65">Implementação do GitFlow para controle de versões e branchs (main, develop, feature/*, release/*, hotfix/*).</text:span></text:p>
        </text:list-item>
        <text:list-item>
          <text:p text:style-name="P17"><text:span text:style-name="T65">Histórico de commits semântico e organizado, com pull requests documentados.</text:span></text:p>
        </text:list-item>
        <text:list-item>
          <text:p text:style-name="P17"><text:span text:style-name="T65">Acessibilidade WCAG 2.1 AA:</text:span></text:p>
        </text:list-item>
        <text:list-item>
          <text:p text:style-name="P17"><text:span text:style-name="T65"><text:s text:c="2"/></text:span><text:span text:style-name="T66">•</text:span><text:span text:style-name="T67"><text:s/>Navega</text:span><text:span text:style-name="T68">ção por teclado.</text:span></text:p>
        </text:list-item>
        <text:list-item>
          <text:p text:style-name="P17"><text:span text:style-name="T68"><text:s text:c="2"/></text:span><text:span text:style-name="T69">•</text:span><text:span text:style-name="T70"><text:s/>Estrutura sem</text:span><text:span text:style-name="T71">ântica correta.</text:span></text:p>
        </text:list-item>
        <text:list-item>
          <text:p text:style-name="P17"><text:span text:style-name="T71"><text:s text:c="2"/></text:span><text:span text:style-name="T72">•</text:span><text:span text:style-name="T73"><text:s/>Contraste m</text:span><text:span text:style-name="T74">ínimo de 4.5:1.</text:span></text:p>
        </text:list-item>
        <text:list-item>
          <text:p text:style-name="P17"><text:span text:style-name="T74"><text:s text:c="2"/></text:span><text:span text:style-name="T75">•</text:span><text:span text:style-name="T76"><text:s/>Suporte a leitores de tela.</text:span></text:p>
        </text:list-item>
        <text:list-item>
          <text:p text:style-name="P17"><text:span text:style-name="T77"><text:s text:c="2"/></text:span><text:span text:style-name="T78">•</text:span><text:span text:style-name="T79"><text:s/>Implementa</text:span><text:span text:style-name="T80">ção de modo escuro e alto contraste.</text:span></text:p>
        </text:list-item>
        <text:list-item>
          <text:p text:style-name="P17"><text:span text:style-name="T80">Otimização para produção:</text:span></text:p>
        </text:list-item>
        <text:list-item>
          <text:p text:style-name="P17"><text:span text:style-name="T80"><text:s text:c="2"/></text:span><text:span text:style-name="T81">•</text:span><text:span text:style-name="T82"><text:s/>Minifica</text:span><text:span text:style-name="T83">ção de CSS, JS e HTML.</text:span></text:p>
        </text:list-item>
        <text:list-item>
          <text:p text:style-name="P17"><text:span text:style-name="T83"><text:s text:c="2"/></text:span><text:span text:style-name="T84">•</text:span><text:span text:style-name="T85"><text:s/>Compress</text:span><text:span text:style-name="T86">ão de imagens.</text:span></text:p>
        </text:list-item>
        <text:list-item>
          <text:p text:style-name="P17"><text:span text:style-name="T86">Documentação técnica completa em README.md, descrevendo estrutura, tecnologias, execução local e versão do projeto.</text:span></text:p>
        </text:list-item>
      </text:list>
      <text:p text:style-name="P18"><text:span text:style-name="T86">---</text:span></text:p>
      <text:p text:style-name="P19"><text:span text:style-name="T87">Conclusão</text:span></text:p>
      <text:p text:style-name="P20"><text:span text:style-name="T88">O projeto ONG Exemplo evoluiu desde a criação da estrutura HTML5 até a implementação de um SPA completo, acessível e otimizado para produção, com versionamento profissional via GitHub. Todas as etapas foram realizadas com foco em boas práticas de desenvolvimento, usabilidade e acessibilidade, garantindo um produto final completo e funcion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